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font-weight="bold" officeooo:rsid="001943d3" officeooo:paragraph-rsid="001dbb0b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010e4" style:font-weight-asian="bold" style:font-weight-complex="bold"/>
    </style:style>
    <style:style style:name="P5" style:family="paragraph" style:parent-style-name="Standard">
      <style:text-properties fo:font-weight="bold" officeooo:rsid="001943d3" officeooo:paragraph-rsid="001943d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15501" style:font-weight-asian="bold" style:font-weight-complex="bold"/>
    </style:style>
    <style:style style:name="P7" style:family="paragraph" style:parent-style-name="Standard">
      <style:text-properties fo:font-weight="bold" officeooo:rsid="00215501" officeooo:paragraph-rsid="00215501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943d3" officeooo:paragraph-rsid="002010e4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dddddd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loext:graphic-properties draw:fill-color="#dddddd"/>
      <style:paragraph-properties style:writing-mode="lr-tb"/>
      <style:text-properties fo:font-size="12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-color="#eeeeee"/>
      <style:paragraph-properties style:writing-mode="lr-tb"/>
    </style:style>
    <style:style style:name="P18" style:family="paragraph"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3pt" officeooo:rsid="00215501" style:font-size-asian="11.3500003814697pt" style:font-size-complex="13pt"/>
    </style:style>
    <style:style style:name="T3" style:family="text">
      <style:text-properties fo:font-size="13pt" fo:font-weight="normal" officeooo:rsid="00215501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bold" officeooo:rsid="00215501" style:font-size-asian="11.3500003814697pt" style:font-weight-asian="bold" style:font-size-complex="13pt" style:font-weight-complex="bold"/>
    </style:style>
    <style:style style:name="T5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dddddd" draw:textarea-horizontal-align="justify" draw:textarea-vertical-align="middle" draw:auto-grow-height="false" fo:min-height="1.813cm" fo:min-width="2.9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9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dddddd" draw:textarea-horizontal-align="justify" draw:textarea-vertical-align="middle" draw:auto-grow-height="false" fo:min-height="1.547cm" fo:min-width="2.7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863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2.036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eeeeee" draw:textarea-horizontal-align="justify" draw:textarea-vertical-align="middle" draw:auto-grow-height="false" fo:min-height="1.863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eeeeee" draw:textarea-horizontal-align="justify" draw:textarea-vertical-align="middle" draw:auto-grow-height="false" fo:min-height="1.863cm" fo:min-width="4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064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</text:p>
      <text:p text:style-name="P3"/>
      <text:p text:style-name="P4"><text:s text:c="11"/><text:span text:style-name="T1">DATA FLOW DIAGRAM </text:span></text:p>
      <text:p text:style-name="P4"><text:span text:style-name="T1"/></text:p>
      <text:p text:style-name="P8"><text:span text:style-name="T2"><text:s text:c="10"/></text:span><text:span text:style-name="T4">level 1 :</text:span></text:p>
      <text:p text:style-name="P4"/>
      <text:p text:style-name="P4"/>
      <text:p text:style-name="P2"/>
      <text:p text:style-name="P2"><draw:custom-shape text:anchor-type="paragraph" draw:z-index="1" draw:name="Shape 1" draw:style-name="gr16" draw:text-style-name="P17" svg:width="2.858cm" svg:height="1.863cm" svg:x="1.409cm" svg:y="0.166cm"><text:p text:style-name="P16"><text:s text:c="8"/>USER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line text:anchor-type="paragraph" draw:z-index="8" draw:name="Vertical line 1" draw:style-name="gr8" draw:text-style-name="P10" svg:x1="2.859cm" svg:y1="0.706cm" svg:x2="2.859cm" svg:y2="4.484cm"><text:p/></draw:line><text:line-break/></text:p>
      <text:p text:style-name="P5"><draw:custom-shape text:anchor-type="paragraph" draw:z-index="0" draw:name="Shape 2" draw:style-name="gr20" svg:width="0.003cm" svg:height="0.064cm" svg:x="2.701cm" svg:y="3.341cm"><text:p/><draw:enhanced-geometry svg:viewBox="0 0 21600 21600" draw:type="rectangle" draw:enhanced-path="M 0 0 L 21600 0 21600 21600 0 21600 0 0 Z N"/></draw:custom-shape><draw:custom-shape text:anchor-type="paragraph" draw:z-index="2" draw:name="Shape 3" draw:style-name="gr17" draw:text-style-name="P18" svg:width="2.922cm" svg:height="2.879cm" svg:x="1.452cm" svg:y="3.51cm"><text:p text:style-name="P18"><text:s/>LL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7" draw:text-style-name="P18" svg:width="2.922cm" svg:height="2.879cm" svg:x="1.536cm" svg:y="17.607cm"><text:p text:style-name="P18">XAI 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6" draw:style-name="gr19" draw:text-style-name="P17" svg:width="4.626cm" svg:height="1.863cm" svg:x="15.485cm" svg:y="9.458cm"><text:p text:style-name="P16"><text:s/><text:s/><text:s/><text:s/><text:s/><text:s/>REFINED RESULT</text:p><draw:enhanced-geometry svg:viewBox="0 0 21600 21600" draw:type="rectangle" draw:enhanced-path="M 0 0 L 21600 0 21600 21600 0 21600 0 0 Z N"/></draw:custom-shape><draw:custom-shape text:anchor-type="paragraph" draw:z-index="5" draw:name="Shape 7" draw:style-name="gr18" draw:text-style-name="P17" svg:width="3.176cm" svg:height="1.863cm" svg:x="12.712cm" svg:y="18.073cm"><text:p text:style-name="P16"><text:s/>EXPLANATION</text:p><draw:enhanced-geometry svg:viewBox="0 0 21600 21600" draw:type="rectangle" draw:enhanced-path="M 0 0 L 21600 0 21600 21600 0 21600 0 0 Z N"/></draw:custom-shape><draw:custom-shape text:anchor-type="paragraph" draw:z-index="7" draw:name="Shape 9" draw:style-name="gr16" draw:text-style-name="P17" svg:width="2.858cm" svg:height="1.863cm" svg:x="1.431cm" svg:y="9.458cm"><text:p text:style-name="P16"><text:s text:c="6"/>RESULT</text:p><draw:enhanced-geometry svg:viewBox="0 0 21600 21600" draw:type="rectangle" draw:enhanced-path="M 0 0 L 21600 0 21600 21600 0 21600 0 0 Z N"/></draw:custom-shape><draw:custom-shape text:anchor-type="paragraph" draw:z-index="6" draw:name="Shape 8" draw:style-name="gr17" draw:text-style-name="P18" svg:width="2.922cm" svg:height="2.879cm" svg:x="8.098cm" svg:y="9.077cm"><text:p text:style-name="P18"><text:s/>REFINED</text:p><text:p text:style-name="P18"><text:s/>SEARCH</text:p><text:p text:style-name="P18"><text:s/>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ne 1" draw:style-name="gr8" draw:text-style-name="P10" svg:x1="2.944cm" svg:y1="6.389cm" svg:x2="2.965cm" svg:y2="9.458cm"><text:p/></draw:line><draw:line text:anchor-type="paragraph" draw:z-index="10" draw:name="Line 2" draw:style-name="gr8" draw:text-style-name="P10" svg:x1="4.288cm" svg:y1="10.421cm" svg:x2="8.087cm" svg:y2="10.421cm"><text:p/></draw:line><draw:line text:anchor-type="paragraph" draw:z-index="11" draw:name="Line 3" draw:style-name="gr8" draw:text-style-name="P10" svg:x1="10.924cm" svg:y1="10.442cm" svg:x2="15.485cm" svg:y2="10.442cm"><text:p/></draw:line><draw:line text:anchor-type="paragraph" draw:z-index="12" draw:name="Line 4" draw:style-name="gr8" draw:text-style-name="P10" svg:x1="2.965cm" svg:y1="11.321cm" svg:x2="2.986cm" svg:y2="17.608cm"><text:p/></draw:line><draw:line text:anchor-type="paragraph" draw:z-index="13" draw:name="Vertical line 2" draw:style-name="gr15" draw:text-style-name="P10" svg:x1="17.761cm" svg:y1="11.321cm" svg:x2="17.761cm" svg:y2="13.745cm"><text:p/></draw:line><draw:line text:anchor-type="paragraph" draw:z-index="14" draw:name="Line 5" draw:style-name="gr15" draw:text-style-name="P10" svg:x1="17.76cm" svg:y1="13.744cm" svg:x2="2.986cm" svg:y2="13.829cm"><text:p/></draw:line><draw:line text:anchor-type="paragraph" draw:z-index="15" draw:name="Horizontal line 1" draw:style-name="gr8" draw:text-style-name="P10" svg:x1="4.457cm" svg:y1="19.036cm" svg:x2="12.712cm" svg:y2="19.036cm"><text:p/></draw:line><draw:frame text:anchor-type="paragraph" draw:z-index="16" draw:name="Text Frame 1" draw:style-name="gr14" draw:text-style-name="P15" svg:width="2.52cm" svg:height="1.101cm" svg:x="3.071cm" svg:y="0.748cm"><draw:text-box><text:p>USER PROMPT</text:p></draw:text-box></draw:frame><draw:frame text:anchor-type="paragraph" draw:z-index="17" draw:name="Text Frame 2" draw:style-name="gr13" draw:text-style-name="P15" svg:width="2.879cm" svg:height="1.419cm" svg:x="7.198cm" svg:y="4.643cm"><draw:text-box><text:p>DATABASE</text:p></draw:text-box></draw:frame><draw:frame text:anchor-type="paragraph" draw:z-index="18" draw:name="Text Frame 3" draw:style-name="gr7" draw:text-style-name="P15" svg:width="2.35cm" svg:height="1.463cm" svg:x="3.198cm" svg:y="7.034cm"><draw:text-box><text:p>EMPLOY</text:p><text:p>THE MODEL</text:p></draw:text-box></draw:frame><draw:frame text:anchor-type="paragraph" draw:z-index="19" draw:name="Text Frame 4" draw:style-name="gr12" draw:text-style-name="P15" svg:width="5.673cm" svg:height="0.678cm" svg:x="3.092cm" svg:y="13.935cm"><draw:text-box><text:p>EMPLOY THE XAI MODEL</text:p></draw:text-box></draw:frame><draw:frame text:anchor-type="paragraph" draw:z-index="20" draw:name="Text Frame 5" draw:style-name="gr11" draw:text-style-name="P15" svg:width="4.848cm" svg:height="0.89cm" svg:x="6.288cm" svg:y="18.528cm"><draw:text-box><text:p>DECISION APPROACH</text:p></draw:text-box></draw:frame><draw:frame text:anchor-type="paragraph" draw:z-index="21" draw:name="Text Frame 6" draw:style-name="gr10" draw:text-style-name="P15" svg:width="2.435cm" svg:height="0.489cm" svg:x="5.547cm" svg:y="9.85cm"><draw:text-box><text:p>REFINE</text:p></draw:text-box></draw:frame><draw:line text:anchor-type="paragraph" draw:z-index="22" draw:name="Horizontal line 2" draw:style-name="gr9" draw:text-style-name="P10" svg:x1="7.262cm" svg:y1="4.516cm" svg:x2="9.167cm" svg:y2="4.516cm"><text:p/></draw:line><draw:line text:anchor-type="paragraph" draw:z-index="23" draw:name="Line 6" draw:style-name="gr9" draw:text-style-name="P10" svg:x1="7.304cm" svg:y1="5.341cm" svg:x2="9.188cm" svg:y2="5.341cm"><text:p/></draw:line><draw:line text:anchor-type="paragraph" draw:z-index="24" draw:name="Horizontal line 3" draw:style-name="gr8" draw:text-style-name="P10" svg:x1="7.008cm" svg:y1="4.875cm" svg:x2="4.489cm" svg:y2="4.875cm"><text:p/></draw:line><draw:frame text:anchor-type="paragraph" draw:z-index="25" draw:name="Text Frame 7" draw:style-name="gr7" draw:text-style-name="P15" svg:width="4.022cm" svg:height="1.463cm" svg:x="11.162cm" svg:y="9.977cm"><draw:text-box><text:p><text:s text:c="4"/>RESULT WITH IMPROVED PROMPT </text:p></draw:text-box></draw:frame><text:line-break/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<text:s text:c="2"/></text:span></text:p>
      <text:p text:style-name="P6"><text:soft-page-break/><text:span text:style-name="T1"/></text:p>
      <text:p text:style-name="P6"><text:span text:style-name="T1"/></text:p>
      <text:p text:style-name="P6"><text:span text:style-name="T1"><text:s text:c="7"/></text:span><text:span text:style-name="T2">level 0 :</text:span></text:p>
      <text:p text:style-name="P6"><text:span text:style-name="T3"/></text:p>
      <text:p text:style-name="P6"><text:span text:style-name="T3"/></text:p>
      <text:p text:style-name="P6"><draw:custom-shape text:anchor-type="paragraph" draw:z-index="27" draw:name="Shape 10" draw:style-name="gr5" draw:text-style-name="P12" svg:width="3.239cm" svg:height="3.239cm" svg:x="7.918cm" svg:y="0.265cm"><text:p text:style-name="P12">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6"><draw:custom-shape text:anchor-type="paragraph" draw:z-index="28" draw:name="Shape 11" draw:style-name="gr4" draw:text-style-name="P11" svg:width="4.721cm" svg:height="2.879cm" svg:x="15.517cm" svg:y="0.034cm"><text:p><text:s/>RESULT WITH </text:p><text:p>XAI APPROACH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T3"/></text:p>
      <text:p text:style-name="P6"><draw:custom-shape text:anchor-type="paragraph" draw:z-index="26" draw:name="Shape 5" draw:style-name="gr6" draw:text-style-name="P14" svg:width="2.733cm" svg:height="1.548cm" svg:x="0.531cm" svg:y="0.183cm"><text:p text:style-name="P13"><text:span text:style-name="T5"><text:s text:c="7"/></text:span><text:span text:style-name="T5">USER</text:span></text:p><draw:enhanced-geometry svg:viewBox="0 0 21600 21600" draw:type="rectangle" draw:enhanced-path="M 0 0 L 21600 0 21600 21600 0 21600 0 0 Z N"/></draw:custom-shape><draw:frame text:anchor-type="paragraph" draw:z-index="31" draw:name="Text Frame 8" draw:style-name="gr2" draw:text-style-name="P9" svg:width="2.562cm" svg:height="0.784cm" svg:x="4.891cm" svg:y="0.353cm"><draw:text-box><text:p>QUERY</text:p></draw:text-box></draw:frame><draw:frame text:anchor-type="paragraph" draw:z-index="32" draw:name="Text Frame 9" draw:style-name="gr1" draw:text-style-name="P9" svg:width="2.054cm" svg:height="0.976cm" svg:x="12.723cm" svg:y="0.332cm"><draw:text-box><text:p>DISPLAY</text:p></draw:text-box></draw:frame><text:span text:style-name="T3"/></text:p>
      <text:p text:style-name="P6"><draw:line text:anchor-type="paragraph" draw:z-index="29" draw:name="Horizontal line 4" draw:style-name="gr3" draw:text-style-name="P10" svg:x1="3.664cm" svg:y1="0.333cm" svg:x2="7.453cm" svg:y2="0.333cm"><text:p/></draw:line><draw:line text:anchor-type="paragraph" draw:z-index="30" draw:name="Line 7" draw:style-name="gr3" draw:text-style-name="P10" svg:x1="11.559cm" svg:y1="0.333cm" svg:x2="15.792cm" svg:y2="0.333cm"><text:p/></draw:lin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101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09:18:14.308997645</meta:creation-date>
    <dc:date>2024-02-13T09:15:31.749431596</dc:date>
    <meta:editing-duration>PT19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7" meta:word-count="9" meta:character-count="80" meta:non-whitespace-character-count="29"/>
  </office:meta>
</office:document-meta>
</file>